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1704af" officeooo:paragraph-rsid="001704af"/>
    </style:style>
    <style:style style:name="P2" style:family="paragraph" style:parent-style-name="Text_20_body">
      <style:paragraph-properties fo:text-align="center" style:justify-single-word="false"/>
      <style:text-properties fo:font-size="15pt" officeooo:rsid="001704af" officeooo:paragraph-rsid="001704af" style:font-size-asian="15pt" style:font-size-complex="15pt"/>
    </style:style>
    <style:style style:name="P3" style:family="paragraph" style:parent-style-name="Heading_20_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cd06" officeooo:paragraph-rsid="002132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ext_20_body">
      <style:text-properties officeooo:paragraph-rsid="0023aa09"/>
    </style:style>
    <style:style style:name="P5" style:family="paragraph" style:parent-style-name="Text_20_body">
      <style:text-properties fo:font-weight="bold" officeooo:paragraph-rsid="0023aa09" style:font-weight-asian="bold" style:font-weight-complex="bold"/>
    </style:style>
    <style:style style:name="P6" style:family="paragraph" style:parent-style-name="Text_20_body">
      <style:text-properties fo:font-weight="bold" officeooo:rsid="0023aa09" officeooo:paragraph-rsid="0023aa09" style:font-weight-asian="bold" style:font-weight-complex="bold"/>
    </style:style>
    <style:style style:name="P7" style:family="paragraph" style:parent-style-name="Text_20_body">
      <style:text-properties officeooo:rsid="0023aa09" officeooo:paragraph-rsid="0023aa09"/>
    </style:style>
    <style:style style:name="T1" style:family="text">
      <style:text-properties officeooo:rsid="0023aa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6">AJUNTAMENT DE MAÓ</text:p>
      <text:p text:style-name="Text_20_body"/>
      <text:p text:style-name="Text_20_body"/>
      <text:p text:style-name="P7">MATRICULACIÓ CURSOS ESCOLA MUNICIPAL DE MAÓ</text:p>
      <text:p text:style-name="Text_20_body"/>
      <text:p text:style-name="Text_20_body"/>
      <text:p text:style-name="Text_20_body">Feim públic que s'obre el termini de preinscripció de<text:span text:style-name="T1">ls cursos de ceràmica, música i dibuix per al curs 2024</text:span></text:p>
      <text:p text:style-name="Text_20_body"/>
      <text:p text:style-name="P4">Termini d'inscripció: del 4 al 15 de desembre, ambdós dies inclosos.</text:p>
      <text:p text:style-name="P4"/>
      <text:p text:style-name="P5">Informació:</text:p>
      <text:p text:style-name="Text_20_body"/>
      <text:p text:style-name="Text_20_body"/>
      <text:p text:style-name="Text_20_body">Lloc: Ajuntament de Maó</text:p>
      <text:p text:style-name="Text_20_body">Plaça de la Constitució, 1, 07701 Maó, Illes Balears</text:p>
      <text:p text:style-name="Text_20_body">Tel. 971 11 11 11</text:p>
      <text:p text:style-name="Text_20_body"/>
      <text:p text:style-name="Text_20_body"/>
      <text:p text:style-name="Text_20_body">Horari: de dilluns a divendres, de 18 a 21 h</text:p>
      <text:p text:style-name="P2"/>
      <text:p text:style-name="P1"/>
      <text:h text:style-name="P3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09:08:52.710893309</meta:creation-date>
    <dc:date>2023-12-04T10:41:55.573687149</dc:date>
    <meta:editing-duration>PT21M23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9" meta:word-count="68" meta:character-count="383" meta:non-whitespace-character-count="324"/>
  </office:meta>
</office:document-meta>
</file>